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767cm"/>
    </style:style>
    <style:style style:name="gr18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3.621cm" svg:y1="2.642cm" svg:x2="1.919cm" svg:y2="2.641cm">
            <text:p/>
          </draw:line>
          <draw:line draw:style-name="gr2" draw:text-style-name="P1" draw:layer="layout" svg:x1="2.803cm" svg:y1="2.332cm" svg:x2="2.803cm" svg:y2="1.713cm">
            <text:p/>
          </draw:line>
          <draw:line draw:style-name="gr3" draw:text-style-name="P1" draw:layer="layout" svg:x1="2.803cm" svg:y1="2.643cm" svg:x2="2.803cm" svg:y2="3.262cm">
            <text:p/>
          </draw:line>
          <draw:line draw:style-name="gr4" draw:text-style-name="P1" draw:layer="layout" svg:x1="3.621cm" svg:y1="2.371cm" svg:x2="1.919cm" svg:y2="2.37cm">
            <text:p/>
          </draw:line>
        </draw:g>
        <draw:g xml:id="id3" draw:id="id3">
          <draw:line draw:style-name="gr5" draw:text-style-name="P1" draw:layer="layout" svg:x1="6.237cm" svg:y1="2.627cm" svg:x2="4.535cm" svg:y2="2.626cm">
            <text:p/>
          </draw:line>
          <draw:line draw:style-name="gr6" draw:text-style-name="P1" draw:layer="layout" svg:x1="5.419cm" svg:y1="2.317cm" svg:x2="5.419cm" svg:y2="1.698cm">
            <text:p/>
          </draw:line>
          <draw:line draw:style-name="gr7" draw:text-style-name="P1" draw:layer="layout" svg:x1="5.419cm" svg:y1="2.628cm" svg:x2="5.419cm" svg:y2="3.247cm">
            <text:p/>
          </draw:line>
          <draw:line draw:style-name="gr8" draw:text-style-name="P1" draw:layer="layout" svg:x1="6.237cm" svg:y1="2.356cm" svg:x2="4.535cm" svg:y2="2.355cm">
            <text:p/>
          </draw:line>
        </draw:g>
        <draw:g xml:id="id4" draw:id="id4">
          <draw:line draw:style-name="gr9" draw:text-style-name="P1" draw:layer="layout" svg:x1="8.926cm" svg:y1="2.638cm" svg:x2="7.224cm" svg:y2="2.637cm">
            <text:p/>
          </draw:line>
          <draw:line draw:style-name="gr10" draw:text-style-name="P1" draw:layer="layout" svg:x1="8.108cm" svg:y1="2.328cm" svg:x2="8.108cm" svg:y2="1.709cm">
            <text:p/>
          </draw:line>
          <draw:line draw:style-name="gr11" draw:text-style-name="P1" draw:layer="layout" svg:x1="8.108cm" svg:y1="2.639cm" svg:x2="8.108cm" svg:y2="3.258cm">
            <text:p/>
          </draw:line>
          <draw:line draw:style-name="gr12" draw:text-style-name="P1" draw:layer="layout" svg:x1="8.926cm" svg:y1="2.367cm" svg:x2="7.224cm" svg:y2="2.366cm">
            <text:p/>
          </draw:line>
        </draw:g>
        <draw:g xml:id="id1" draw:id="id1">
          <draw:line draw:style-name="gr13" draw:text-style-name="P1" draw:layer="layout" svg:x1="5.63cm" svg:y1="5.739cm" svg:x2="5.631cm" svg:y2="4.037cm">
            <text:p/>
          </draw:line>
          <draw:line draw:style-name="gr14" draw:text-style-name="P1" draw:layer="layout" svg:x1="5.941cm" svg:y1="4.921cm" svg:x2="6.56cm" svg:y2="4.921cm">
            <text:p/>
          </draw:line>
          <draw:line draw:style-name="gr15" draw:text-style-name="P1" draw:layer="layout" svg:x1="5.63cm" svg:y1="4.921cm" svg:x2="5.011cm" svg:y2="4.921cm">
            <text:p/>
          </draw:line>
          <draw:line draw:style-name="gr16" draw:text-style-name="P1" draw:layer="layout" svg:x1="5.902cm" svg:y1="5.439cm" svg:x2="5.905cm" svg:y2="4.367cm">
            <text:p/>
          </draw:line>
        </draw:g>
        <draw:frame draw:style-name="gr17" draw:text-style-name="P2" draw:layer="layout" svg:width="0.981cm" svg:height="1.017cm" svg:x="5.307cm" svg:y="5.817cm">
          <draw:text-box>
            <text:p><text:span text:style-name="T1">V</text:span></text:p>
          </draw:text-box>
        </draw:frame>
        <draw:connector draw:style-name="gr18" draw:text-style-name="P3" draw:layer="layout" draw:line-skew="-2.804cm" svg:x1="5.011cm" svg:y1="4.888cm" svg:x2="2.77cm" svg:y2="1.713cm" draw:start-shape="id1" draw:start-glue-point="3" draw:end-shape="id2" draw:end-glue-point="0" svg:d="M5011 4888h-3499v-3726h1258v551" svg:viewBox="0 0 3500 3727">
          <text:p/>
        </draw:connector>
        <draw:connector draw:style-name="gr18" draw:text-style-name="P3" draw:layer="layout" svg:x1="2.77cm" svg:y1="1.713cm" svg:x2="5.386cm" svg:y2="1.698cm" draw:start-shape="id2" draw:start-glue-point="0" draw:end-shape="id3" draw:end-glue-point="0" svg:d="M2770 1713v-566h2616v551" svg:viewBox="0 0 2617 567">
          <text:p/>
        </draw:connector>
        <draw:connector draw:style-name="gr18" draw:text-style-name="P3" draw:layer="layout" svg:x1="5.386cm" svg:y1="1.698cm" svg:x2="8.075cm" svg:y2="1.709cm" draw:start-shape="id3" draw:start-glue-point="0" draw:end-shape="id4" svg:d="M5386 1698v-551h2689v562" svg:viewBox="0 0 2690 563">
          <text:p/>
        </draw:connector>
        <draw:connector draw:style-name="gr18" draw:text-style-name="P3" draw:layer="layout" svg:x1="6.56cm" svg:y1="4.888cm" svg:x2="8.075cm" svg:y2="3.258cm" draw:start-shape="id1" draw:start-glue-point="1" draw:end-shape="id4" draw:end-glue-point="2" svg:d="M6560 4888h1515v-1630" svg:viewBox="0 0 1516 1631">
          <text:p/>
        </draw:connector>
        <draw:connector draw:style-name="gr18" draw:text-style-name="P3" draw:layer="layout" svg:x1="8.075cm" svg:y1="3.258cm" svg:x2="5.386cm" svg:y2="3.247cm" draw:start-shape="id4" draw:start-glue-point="2" draw:end-shape="id3" draw:end-glue-point="2" svg:d="M8075 3258v551h-2689v-562" svg:viewBox="0 0 2690 563">
          <text:p/>
        </draw:connector>
        <draw:connector draw:style-name="gr18" draw:text-style-name="P3" draw:layer="layout" svg:x1="5.386cm" svg:y1="3.247cm" svg:x2="2.77cm" svg:y2="3.262cm" draw:start-shape="id3" draw:start-glue-point="2" draw:end-shape="id2" draw:end-glue-point="2" svg:d="M5386 3247v566h-2616v-551" svg:viewBox="0 0 2617 567">
          <text:p/>
        </draw:connector>
        <draw:frame draw:style-name="gr17" draw:text-style-name="P2" draw:layer="layout" svg:width="0.981cm" svg:height="1.017cm" svg:x="7.008cm" svg:y="1.418cm">
          <draw:text-box>
            <text:p><text:span text:style-name="T1">C</text:span></text:p>
          </draw:text-box>
        </draw:frame>
        <draw:frame draw:style-name="gr17" draw:text-style-name="P2" draw:layer="layout" svg:width="0.981cm" svg:height="1.017cm" svg:x="4.409cm" svg:y="1.419cm">
          <draw:text-box>
            <text:p><text:span text:style-name="T1">C</text:span></text:p>
          </draw:text-box>
        </draw:frame>
        <draw:frame draw:style-name="gr17" draw:text-style-name="P2" draw:layer="layout" svg:width="0.981cm" svg:height="1.017cm" svg:x="1.81cm" svg:y="1.42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5-08T12:04:51.227989169</dc:date>
    <meta:editing-duration>PT40M39S</meta:editing-duration>
    <meta:editing-cycles>14</meta:editing-cycles>
    <meta:generator>LibreOffice/5.1.6.2$Linux_X86_64 LibreOffice_project/10m0$Build-2</meta:generator>
    <meta:document-statistic meta:object-count="30"/>
  </office:meta>
</office:document-meta>
</file>